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ActionInterceptorConfig.PerActionInterceptorConfig( String actionName , SimpleActionInterceptorConfig [ ] simpleActionInterceptor , InterceptorConfig [ ] action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ActionInterceptorConfig.getSimpleAction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ActionInterceptorConfig.getAction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ActionInterceptorConfig.getA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